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_32__20_Dots_20_1_20_Dash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dash" draw:stroke-dash="Ultrafine_20_2_20_Dots_20_3_20_Dashes"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cm" svg:height="7.404cm" draw:transform="rotate (-1.02974425867665) translate (23.546cm 12.4cm)">
          <text:p/>
          <draw:enhanced-geometry svg:viewBox="0 0 21600 21600" draw:text-areas="?f0 0 ?f2 ?f5" draw:type="down-arrow" draw:modifiers="16057.0868457165 6219.0735694822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7cm" svg:height="2.9cm" svg:x="7.921cm" svg:y="5.555cm">
          <text:p text:style-name="P1">Socket UDP <text:s/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8cm" svg:height="2.5cm" svg:x="6.321cm" svg:y="15.955cm">
          <text:p text:style-name="P1">Socket UDP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7cm" svg:height="3.7cm" svg:x="15.121cm" svg:y="12.45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4.1cm" svg:height="2.2cm" svg:x="13.721cm" svg:y="5.955cm">
          <text:p text:style-name="P1">Resolved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5cm" svg:height="2.2cm" svg:x="18.121cm" svg:y="1.855cm">
          <text:p text:style-name="P1">Servid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5cm" svg:height="2.2cm" svg:x="23.421cm" svg:y="5.155cm">
          <text:p text:style-name="P1">Recibid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5cm" svg:height="2.2cm" svg:x="14.321cm" svg:y="15.955cm">
          <text:p text:style-name="P1">Recep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cm" svg:height="2.4cm" svg:x="2.021cm" svg:y="5.955cm">
          <text:p text:style-name="P1">ReceptorClien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5cm" svg:height="2.2cm" svg:x="3.321cm" svg:y="16.055cm">
          <text:p text:style-name="P1">Clien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5.4cm" svg:height="1.7cm" svg:x="13.221cm" svg:y="10.755cm">
          <text:p text:style-name="P1">Cola de Paquete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1.1cm" svg:x="22.421cm" svg:y="12.155cm">
          <text:p text:style-name="P1">InfoNuevoUsuario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121cm" svg:y1="15.955cm" svg:x2="5.121cm" svg:y2="8.455cm">
          <text:p/>
        </draw:line>
        <draw:custom-shape draw:style-name="gr1" draw:text-style-name="P1" draw:layer="layout" svg:width="2cm" svg:height="2.6cm" svg:x="14.921cm" svg:y="8.15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.1cm" svg:height="4.8cm" svg:x="24.621cm" svg:y="7.2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" draw:text-style-name="P1" draw:layer="layout" svg:x1="24.021cm" svg:y1="7.155cm" svg:x2="17.221cm" svg:y2="16.355cm">
          <text:p/>
        </draw:line>
        <draw:line draw:style-name="gr5" draw:text-style-name="P1" draw:layer="layout" svg:x1="18.521cm" svg:y1="3.855cm" svg:x2="17.121cm" svg:y2="6.355cm">
          <text:p/>
        </draw:line>
        <draw:line draw:style-name="gr5" draw:text-style-name="P1" draw:layer="layout" svg:x1="21.121cm" svg:y1="3.855cm" svg:x2="23.921cm" svg:y2="5.555cm">
          <text:p/>
        </draw:line>
        <draw:line draw:style-name="gr6" draw:text-style-name="P1" draw:layer="layout" svg:x1="10.221cm" svg:y1="0.955cm" svg:x2="10.221cm" svg:y2="19.955cm">
          <text:p/>
        </draw:line>
        <draw:custom-shape draw:style-name="gr7" draw:text-style-name="P1" draw:layer="layout" svg:width="4.3cm" svg:height="1.5cm" svg:x="2.421cm" svg:y="1.755cm">
          <text:p text:style-name="P1">CLIENT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3cm" svg:height="1.5cm" svg:x="11.421cm" svg:y="1.855cm">
          <text:p text:style-name="P1">SERVID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cm" svg:height="7.404cm" draw:transform="rotate (-1.02974425867665) translate (23.446cm 6.444cm)">
          <text:p/>
          <draw:enhanced-geometry svg:viewBox="0 0 21600 21600" draw:text-areas="?f0 0 ?f2 ?f5" draw:type="down-arrow" draw:modifiers="16057.0868457165 6219.0735694822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gue </meta:initial-creator>
    <meta:creation-date>2013-12-04T12:22:40.077484022</meta:creation-date>
    <dc:date>2013-12-10T22:53:17.494628232</dc:date>
    <dc:creator>migue </dc:creator>
    <meta:editing-duration>PT24M18S</meta:editing-duration>
    <meta:editing-cycles>3</meta:editing-cycles>
    <meta:generator>LibreOffice/4.1.3.2$Linux_X86_64 LibreOffice_project/410m0$Build-2</meta:generator>
    <meta:document-statistic meta:object-count="22"/>
  </office:meta>
</office:document-meta>
</file>